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362df" officeooo:paragraph-rsid="001362df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362df" officeooo:paragraph-rsid="001362df" style:font-size-asian="16pt" style:font-size-complex="16pt"/>
    </style:style>
    <style:style style:name="P6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7" style:family="paragraph" style:parent-style-name="Standard">
      <style:text-properties style:font-name="Courier" fo:font-size="16pt" fo:font-style="italic" officeooo:rsid="001362df" officeooo:paragraph-rsid="001362df" style:font-size-asian="16pt" style:font-style-asian="italic" style:font-size-complex="16pt" style:font-style-complex="italic"/>
    </style:style>
    <style:style style:name="T1" style:family="text">
      <style:text-properties officeooo:rsid="001362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joice, the Lord Is King</text:p>
      <text:p text:style-name="P1"/>
      <text:p text:style-name="P5">Rejoice, the Lord is King!</text:p>
      <text:p text:style-name="P5">Your Lord and King adore,</text:p>
      <text:p text:style-name="P5">Mortals give thanks and sing,</text:p>
      <text:p text:style-name="P5">And triumph evermore.</text:p>
      <text:p text:style-name="P5"/>
      <text:p text:style-name="P5">Jesus, the saviour reigns,</text:p>
      <text:p text:style-name="P5">The God of truth and love;</text:p>
      <text:p text:style-name="P5">When He had purged our stains,</text:p>
      <text:p text:style-name="P5">He took His seat above.</text:p>
      <text:p text:style-name="P5"/>
      <text:p text:style-name="P5">His kingdom cannot fail;</text:p>
      <text:p text:style-name="P5">He rules o’er earth and heaven;</text:p>
      <text:p text:style-name="P5">The keys of death and hell</text:p>
      <text:p text:style-name="P5">Are to our Jesus giv’n.</text:p>
      <text:p text:style-name="P5"/>
      <text:p text:style-name="P5">He sits at God’s right hand</text:p>
      <text:p text:style-name="P5">Till all His foes submit,</text:p>
      <text:p text:style-name="P5">And bow to His command,</text:p>
      <text:p text:style-name="P5">And fall beneath His feet.</text:p>
      <text:p text:style-name="P5"/>
      <text:p text:style-name="P5">Rejoice in glorious hope;</text:p>
      <text:p text:style-name="P5">Jesus the Lord shall come,</text:p>
      <text:p text:style-name="P5">And take His servants up</text:p>
      <text:p text:style-name="P5">To their eternal home.</text:p>
      <text:p text:style-name="P2"/>
      <text:p text:style-name="P6">Refrain</text:p>
      <text:p text:style-name="P6"/>
      <text:p text:style-name="P7">Life up your heart, lift up your voice:</text:p>
      <text:p text:style-name="P7">Rejoice, again I say rejoice.</text:p>
      <text:p text:style-name="P2"/>
      <text:p text:style-name="P2"/>
      <text:p text:style-name="P2">Composer: <text:span text:style-name="T1">William H. Havergal (1793-1879)</text:span></text:p>
      <text:p text:style-name="P2">Lyricist: <text:span text:style-name="T1">Charles Wesley (1707-1788)</text:span></text:p>
      <text:p text:style-name="P2"/>
      <text:p text:style-name="P5">Hymns of Truth and Praise 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8:32:07.436262396</meta:creation-date>
    <meta:editing-duration>PT8M49S</meta:editing-duration>
    <meta:editing-cycles>2</meta:editing-cycles>
    <meta:generator>LibreOffice/6.2.8.2$MacOSX_X86_64 LibreOffice_project/f82ddfca21ebc1e222a662a32b25c0c9d20169ee</meta:generator>
    <dc:title>TubaHymn</dc:title>
    <dc:date>2020-04-25T08:40:55.568474956</dc:date>
    <meta:document-statistic meta:table-count="0" meta:image-count="0" meta:object-count="0" meta:page-count="1" meta:paragraph-count="27" meta:word-count="133" meta:character-count="713" meta:non-whitespace-character-count="607"/>
    <meta:template xlink:type="simple" xlink:actuate="onRequest" xlink:title="TubaHymn" xlink:href="../../../../../Library/Application%20Support/LibreOffice/4/user/template/TubaHymn1.ott" meta:date="2020-04-25T08:32:06.837688123"/>
  </office:meta>
</office:document-meta>
</file>